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OMBERMAN</text:p>
          </draw:text-box>
        </draw:frame>
        <draw:frame presentation:style-name="pr2" draw:layer="layout" svg:width="25.199cm" svg:height="12.179cm" svg:x="1.4cm" svg:y="4.914cm" presentation:class="subtitle">
          <draw:text-box>
            <text:p>SOMMAIRE</text:p>
            <text:p/>
            <text:p>- Présentation du projet</text:p>
            <text:p>- Répartition des taches</text:p>
            <text:p>- Points techniques abordés</text:p>
            <text:p>(-Problèmes rencontrés)</text:p>
            <text:p>- Conclu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ésentation du proj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e jeux Neo-Bomberman</text:p>
              </text:list-item>
              <text:list-item>
                <text:p>Graphisme 3D et Gameplay 2D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épartition des tach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athon_j <text:s/>=&gt;</text:p>
              </text:list-item>
              <text:list-item>
                <text:p>hure_s =&gt; collisions, sauvegarde, map, score</text:p>
              </text:list-item>
              <text:list-item>
                <text:p>marsil_g =&gt; menu</text:p>
              </text:list-item>
              <text:list-item>
                <text:p>cardon_v =&gt; IA, bombe, cube, explosion, <text:tab/><text:tab/>graphis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ints techniques abordé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(Problèmes rencotnrés)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ucou c'est moi je concl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5T11:36:56.850722188</meta:creation-date>
    <dc:date>2015-06-15T11:47:07.408810780</dc:date>
    <meta:editing-duration>P0D</meta:editing-duration>
    <meta:editing-cycles>1</meta:editing-cycles>
    <meta:document-statistic meta:object-count="45"/>
    <meta:generator>LibreOffice/4.2.8.2$Linux_X86_64 LibreOffice_project/420m0$Build-2</meta:generator>
  </office:meta>
</office:document-meta>
</file>